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 Unicode" svg:font-family="'Lucida Sans Unicode'" style:font-pitch="variable"/>
    <style:font-face style:name="Tahoma1"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width="0cm" svg:stroke-color="#000000" draw:marker-start-width="0.3cm" draw:marker-start-center="false" draw:marker-end-width="0.3cm" draw:marker-end-center="false" draw:fill="none" draw:fill-color="#ffffff" fo:min-height="0.374cm" draw:shadow="hidden" draw:shadow-offset-x="0.3cm" draw:shadow-offset-y="0.3cm" draw:shadow-color="#808080"/>
    </style:style>
    <style:style style:name="gr2" style:family="graphic" style:parent-style-name="standard">
      <style:graphic-properties draw:stroke="solid" svg:stroke-width="0.019cm" svg:stroke-color="#000000" draw:marker-start-width="0.33cm" draw:marker-start-center="false" draw:marker-end-width="0.33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style>
    <style:style style:name="gr3" style:family="graphic" style:parent-style-name="standard">
      <style:graphic-properties draw:stroke="none" svg:stroke-width="0cm" svg:stroke-color="#000000" draw:marker-start-width="0.3cm" draw:marker-start-center="false" draw:marker-end-width="0.3cm" draw:marker-end-center="false" draw:fill="none" draw:fill-color="#ffffff" fo:min-height="0.356cm" draw:shadow="hidden" draw:shadow-offset-x="0.3cm" draw:shadow-offset-y="0.3cm" draw:shadow-color="#808080"/>
    </style:style>
    <style:style style:name="gr4" style:family="graphic" style:parent-style-name="standard">
      <style:graphic-properties draw:stroke="none" svg:stroke-width="0cm" svg:stroke-color="#000000" draw:marker-start-width="0.3cm" draw:marker-start-center="false" draw:marker-end-width="0.3cm" draw:marker-end-center="false" draw:fill="none" draw:fill-color="#ffffff" fo:min-height="0.37cm" draw:shadow="hidden" draw:shadow-offset-x="0.3cm" draw:shadow-offset-y="0.3cm" draw:shadow-color="#808080"/>
    </style:style>
    <style:style style:name="gr5" style:family="graphic" style:parent-style-name="standard">
      <style:graphic-properties draw:stroke="none" svg:stroke-width="0cm" svg:stroke-color="#000000" draw:marker-start-width="0.3cm" draw:marker-start-center="false" draw:marker-end-width="0.3cm" draw:marker-end-center="false" draw:fill="none" draw:fill-color="#ffffff" fo:min-height="0.443cm" draw:shadow="hidden" draw:shadow-offset-x="0.3cm" draw:shadow-offset-y="0.3cm" draw:shadow-color="#808080"/>
    </style:style>
    <style:style style:name="P1" style:family="paragraph">
      <style:paragraph-properties fo:margin-left="0cm" fo:margin-right="0cm" fo:margin-top="0cm" fo:margin-bottom="0cm" fo:line-height="100%" fo:text-indent="0cm"/>
    </style:style>
    <style:style style:name="P2"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Bitstream Vera Sans" fo:font-size="9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P3" style:family="paragraph">
      <loext:graphic-properties draw:fill="none" draw:fill-color="#00b8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T1" style:family="text">
      <style:text-properties style:use-window-font-color="true" style:text-outline="false" style:text-line-through-style="none" style:text-line-through-type="none" style:font-name="Bitstream Vera Sans" fo:font-size="9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frame draw:style-name="gr1" draw:text-style-name="P2" draw:layer="layout" svg:width="0.348cm" svg:height="0.624cm" svg:x="9.003cm" svg:y="15.417cm">
            <draw:text-box>
              <text:p text:style-name="P1"><text:span text:style-name="T1">L</text:span></text:p>
            </draw:text-box>
          </draw:frame>
          <draw:frame draw:style-name="gr1" draw:text-style-name="P2" draw:layer="layout" svg:width="0.348cm" svg:height="0.624cm" svg:x="12.601cm" svg:y="15.278cm">
            <draw:text-box>
              <text:p text:style-name="P1"><text:span text:style-name="T1">A</text:span></text:p>
            </draw:text-box>
          </draw:frame>
          <draw:frame draw:style-name="gr1" draw:text-style-name="P2" draw:layer="layout" svg:width="0.346cm" svg:height="0.624cm" svg:x="11.052cm" svg:y="13.465cm">
            <draw:text-box>
              <text:p text:style-name="P1"><text:span text:style-name="T1">K</text:span></text:p>
            </draw:text-box>
          </draw:frame>
          <draw:path draw:style-name="gr2" draw:text-style-name="P3" draw:layer="layout" svg:width="0.12cm" svg:height="2.082cm" draw:transform="skewX (-0.00261799387799146) rotate (-2.36579380107831) translate (12.7886666666666cm 15.4051805555547cm)" svg:viewBox="0 0 121 2083" svg:d="M47 0c7 69-14 136-43 205-5 53-5 128-3 195s42 131 40 200 22 130 22 196 0 128 8 202-8 131-3 196-2 131-2 201 0 136 0 201-5 140 9 208 0 129 12 194l14 69 20 16">
            <text:p/>
          </draw:path>
          <draw:path draw:style-name="gr2" draw:text-style-name="P3" draw:layer="layout" svg:width="2.638cm" svg:height="2.366cm" draw:transform="rotate (-2.36177954379873) translate (12.7488611111111cm 15.4475138888889cm)" svg:viewBox="0 0 2639 2367" svg:d="M0 0c90 30 113 120 183 175s129 95 191 158 129 120 203 171c63 41 130 99 166 172s118 134 190 185c60 47 129 76 198 127s121 107 190 166 115 130 184 188c63 53 109 113 164 180s139 120 204 187c51 51 155 62 201 120 59 67 110 110 154 185s143 108 190 187c48 67 124 110 200 150l21 16">
            <text:p/>
          </draw:path>
          <draw:path draw:style-name="gr2" draw:text-style-name="P3" draw:layer="layout" svg:width="2.585cm" svg:height="0.274cm" draw:transform="rotate (-2.36143047794833) translate (11.2432638888889cm 13.9749027777778cm)" svg:viewBox="0 0 2586 275" svg:d="M0 0c64 4 132-1 196 2s132 19 201 30 136-2 196 17 141 29 208 41 132 0 197 3 129 53 201 66 149 28 217 24 145 8 219 27c67 16 136 10 196 18s141-2 205-4 135 19 208 35 128 11 201 9h70l62 7 9-5">
            <text:p/>
          </draw:path>
          <draw:path draw:style-name="gr2" draw:text-style-name="P3" draw:layer="layout" svg:width="0.151cm" svg:height="0.163cm" draw:transform="skewX (0.0108210413623648) rotate (-2.35619449019235) translate (11.3581527777778cm 14.0399305555556cm)" svg:viewBox="0 0 152 164" svg:d="M0 0c81 0 136 69 152 132l-14 32">
            <text:p/>
          </draw:path>
          <draw:frame draw:style-name="gr3" draw:text-style-name="P2" draw:layer="layout" svg:width="1.222cm" svg:height="0.624cm" svg:x="10.752cm" svg:y="14.037cm">
            <draw:text-box>
              <text:p text:style-name="P1"><text:span text:style-name="T1">96°</text:span></text:p>
            </draw:text-box>
          </draw:frame>
          <draw:frame draw:style-name="gr4" draw:text-style-name="P2" draw:layer="layout" svg:width="1.109cm" svg:height="0.624cm" svg:x="9.37cm" svg:y="15.039cm">
            <draw:text-box>
              <text:p text:style-name="P1"><text:span text:style-name="T1">47°</text:span></text:p>
            </draw:text-box>
          </draw:frame>
          <draw:frame draw:style-name="gr5" draw:text-style-name="P2" draw:layer="layout" svg:width="1.382cm" svg:height="0.693cm" draw:transform="rotate (-0.857131195654415) translate (12.002cm 13.931cm)">
            <draw:text-box>
              <text:p text:style-name="P1"><text:span text:style-name="T1">5 cm</text:span></text:p>
            </draw:text-box>
          </draw:frame>
          <draw:polyline draw:style-name="gr2" draw:text-style-name="P3" draw:layer="layout" svg:width="0.077cm" svg:height="0.209cm" svg:x="9.534cm" svg:y="15.38cm" svg:viewBox="0 0 78 210" draw:points="0,0 55,79 78,162 78,210">
            <text:p/>
          </draw:polylin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 Unicode" svg:font-family="'Lucida Sans Unicode'" style:font-pitch="variable"/>
    <style:font-face style:name="Tahoma1"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2-26T12:49:58.264405978</meta:creation-date>
    <dc:date>2018-02-27T14:23:28.681279318</dc:date>
    <meta:editing-duration>PT1M51S</meta:editing-duration>
    <meta:editing-cycles>2</meta:editing-cycles>
    <meta:generator>LibreOffice/6.0.0.3$MacOSX_X86_64 LibreOffice_project/64a0f66915f38c6217de274f0aa8e15618924765</meta:generator>
    <meta:document-statistic meta:object-count="12"/>
  </office:meta>
</office:document-meta>
</file>